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235cm" table:align="left"/>
    </style:style>
    <style:style style:name="Table1.A" style:family="table-column">
      <style:table-column-properties style:column-width="2.23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5.872cm" table:align="left"/>
    </style:style>
    <style:style style:name="Table2.A" style:family="table-column">
      <style:table-column-properties style:column-width="5.87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4.263cm" table:align="left"/>
    </style:style>
    <style:style style:name="Table3.A" style:family="table-column">
      <style:table-column-properties style:column-width="14.26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2.845cm" table:align="left"/>
    </style:style>
    <style:style style:name="Table4.A" style:family="table-column">
      <style:table-column-properties style:column-width="2.84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3.085cm" table:align="left"/>
    </style:style>
    <style:style style:name="Table5.A" style:family="table-column">
      <style:table-column-properties style:column-width="3.08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2.757cm" table:align="left"/>
    </style:style>
    <style:style style:name="Table6.A" style:family="table-column">
      <style:table-column-properties style:column-width="2.757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0.266cm" table:align="left"/>
    </style:style>
    <style:style style:name="Table7.A" style:family="table-column">
      <style:table-column-properties style:column-width="0.266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4.443cm" table:align="left"/>
    </style:style>
    <style:style style:name="Table8.A" style:family="table-column">
      <style:table-column-properties style:column-width="4.44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2.652cm" table:align="left"/>
    </style:style>
    <style:style style:name="Table9.A" style:family="table-column">
      <style:table-column-properties style:column-width="12.652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9.075cm" table:align="left"/>
    </style:style>
    <style:style style:name="Table10.A" style:family="table-column">
      <style:table-column-properties style:column-width="9.075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4.83cm" table:align="left"/>
    </style:style>
    <style:style style:name="Table11.A" style:family="table-column">
      <style:table-column-properties style:column-width="4.83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3.025cm" table:align="left"/>
    </style:style>
    <style:style style:name="Table12.A" style:family="table-column">
      <style:table-column-properties style:column-width="13.025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9.179cm" table:align="left"/>
    </style:style>
    <style:style style:name="Table13.A" style:family="table-column">
      <style:table-column-properties style:column-width="9.179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7.459cm" table:align="left"/>
    </style:style>
    <style:style style:name="Table14.A" style:family="table-column">
      <style:table-column-properties style:column-width="7.459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2.388cm" table:align="left"/>
    </style:style>
    <style:style style:name="Table15.A" style:family="table-column">
      <style:table-column-properties style:column-width="2.38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2.923cm" table:align="left"/>
    </style:style>
    <style:style style:name="Table16.A" style:family="table-column">
      <style:table-column-properties style:column-width="2.923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7.276cm" table:align="left"/>
    </style:style>
    <style:style style:name="Table17.A" style:family="table-column">
      <style:table-column-properties style:column-width="7.276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3.678cm" table:align="left"/>
    </style:style>
    <style:style style:name="Table18.A" style:family="table-column">
      <style:table-column-properties style:column-width="3.678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7.073cm" table:align="left"/>
    </style:style>
    <style:style style:name="Table19.A" style:family="table-column">
      <style:table-column-properties style:column-width="7.073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5.158cm" table:align="left"/>
    </style:style>
    <style:style style:name="Table20.A" style:family="table-column">
      <style:table-column-properties style:column-width="5.158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2.768cm" table:align="left"/>
    </style:style>
    <style:style style:name="Table21.A" style:family="table-column">
      <style:table-column-properties style:column-width="2.76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0.266cm" table:align="left"/>
    </style:style>
    <style:style style:name="Table22.A" style:family="table-column">
      <style:table-column-properties style:column-width="0.266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5.95cm" table:align="left"/>
    </style:style>
    <style:style style:name="Table23.A" style:family="table-column">
      <style:table-column-properties style:column-width="5.95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3.806cm" table:align="left"/>
    </style:style>
    <style:style style:name="Table24.A" style:family="table-column">
      <style:table-column-properties style:column-width="13.806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5.08cm" table:align="left"/>
    </style:style>
    <style:style style:name="Table25.A" style:family="table-column">
      <style:table-column-properties style:column-width="5.08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12.102cm" table:align="left"/>
    </style:style>
    <style:style style:name="Table26.A" style:family="table-column">
      <style:table-column-properties style:column-width="12.102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2.674cm" table:align="left"/>
    </style:style>
    <style:style style:name="Table27.A" style:family="table-column">
      <style:table-column-properties style:column-width="2.674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4.833cm" table:align="left"/>
    </style:style>
    <style:style style:name="Table28.A" style:family="table-column">
      <style:table-column-properties style:column-width="4.833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4.669cm" table:align="left"/>
    </style:style>
    <style:style style:name="Table29.A" style:family="table-column">
      <style:table-column-properties style:column-width="4.669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6.927cm" table:align="left"/>
    </style:style>
    <style:style style:name="Table30.A" style:family="table-column">
      <style:table-column-properties style:column-width="6.927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4.669cm" table:align="left"/>
    </style:style>
    <style:style style:name="Table31.A" style:family="table-column">
      <style:table-column-properties style:column-width="4.669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3.053cm" table:align="left"/>
    </style:style>
    <style:style style:name="Table32.A" style:family="table-column">
      <style:table-column-properties style:column-width="3.053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1.05cm" table:align="left"/>
    </style:style>
    <style:style style:name="Table33.A" style:family="table-column">
      <style:table-column-properties style:column-width="1.05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2.295cm" table:align="left"/>
    </style:style>
    <style:style style:name="Table34.A" style:family="table-column">
      <style:table-column-properties style:column-width="2.295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0.266cm" table:align="left"/>
    </style:style>
    <style:style style:name="Table35.A" style:family="table-column">
      <style:table-column-properties style:column-width="0.266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0.266cm" table:align="left"/>
    </style:style>
    <style:style style:name="Table36.A" style:family="table-column">
      <style:table-column-properties style:column-width="0.266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3.561cm" table:align="left"/>
    </style:style>
    <style:style style:name="Table37.A" style:family="table-column">
      <style:table-column-properties style:column-width="3.561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11.257cm" table:align="left"/>
    </style:style>
    <style:style style:name="Table38.A" style:family="table-column">
      <style:table-column-properties style:column-width="11.257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1.85cm" table:align="left"/>
    </style:style>
    <style:style style:name="Table39.A" style:family="table-column">
      <style:table-column-properties style:column-width="1.85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2.353cm" table:align="left"/>
    </style:style>
    <style:style style:name="Table40.A" style:family="table-column">
      <style:table-column-properties style:column-width="2.353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1.127cm" table:align="left"/>
    </style:style>
    <style:style style:name="Table41.A" style:family="table-column">
      <style:table-column-properties style:column-width="1.127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1.792cm" table:align="left"/>
    </style:style>
    <style:style style:name="Table42.A" style:family="table-column">
      <style:table-column-properties style:column-width="1.792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2.131cm" table:align="left"/>
    </style:style>
    <style:style style:name="Table43.A" style:family="table-column">
      <style:table-column-properties style:column-width="2.131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2.859cm" table:align="left"/>
    </style:style>
    <style:style style:name="Table44.A" style:family="table-column">
      <style:table-column-properties style:column-width="2.859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2.335cm" table:align="left"/>
    </style:style>
    <style:style style:name="Table45.A" style:family="table-column">
      <style:table-column-properties style:column-width="2.335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0.266cm" table:align="left"/>
    </style:style>
    <style:style style:name="Table46.A" style:family="table-column">
      <style:table-column-properties style:column-width="0.266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3.664cm" table:align="left"/>
    </style:style>
    <style:style style:name="Table47.A" style:family="table-column">
      <style:table-column-properties style:column-width="3.664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10.922cm" table:align="left"/>
    </style:style>
    <style:style style:name="Table48.A" style:family="table-column">
      <style:table-column-properties style:column-width="10.922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5.445cm" table:align="left"/>
    </style:style>
    <style:style style:name="Table49.A" style:family="table-column">
      <style:table-column-properties style:column-width="5.445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5.445cm" table:align="left"/>
    </style:style>
    <style:style style:name="Table50.A" style:family="table-column">
      <style:table-column-properties style:column-width="5.445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3.112cm" table:align="left"/>
    </style:style>
    <style:style style:name="Table51.A" style:family="table-column">
      <style:table-column-properties style:column-width="3.112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1.739cm" table:align="left"/>
    </style:style>
    <style:style style:name="Table52.A" style:family="table-column">
      <style:table-column-properties style:column-width="1.739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0.266cm" table:align="left"/>
    </style:style>
    <style:style style:name="Table53.A" style:family="table-column">
      <style:table-column-properties style:column-width="0.266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0.266cm" table:align="left"/>
    </style:style>
    <style:style style:name="Table54.A" style:family="table-column">
      <style:table-column-properties style:column-width="0.266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2.452cm" table:align="left"/>
    </style:style>
    <style:style style:name="Table55.A" style:family="table-column">
      <style:table-column-properties style:column-width="2.452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4.122cm" table:align="left"/>
    </style:style>
    <style:style style:name="Table56.A" style:family="table-column">
      <style:table-column-properties style:column-width="4.122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14.413cm" table:align="left"/>
    </style:style>
    <style:style style:name="Table57.A" style:family="table-column">
      <style:table-column-properties style:column-width="14.413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2.302cm" table:align="left"/>
    </style:style>
    <style:style style:name="Table58.A" style:family="table-column">
      <style:table-column-properties style:column-width="2.302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2.54cm" table:align="left"/>
    </style:style>
    <style:style style:name="Table59.A" style:family="table-column">
      <style:table-column-properties style:column-width="2.54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2.799cm" table:align="left"/>
    </style:style>
    <style:style style:name="Table60.A" style:family="table-column">
      <style:table-column-properties style:column-width="2.799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0.266cm" table:align="left"/>
    </style:style>
    <style:style style:name="Table61.A" style:family="table-column">
      <style:table-column-properties style:column-width="0.266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3.029cm" table:align="left"/>
    </style:style>
    <style:style style:name="Table62.A" style:family="table-column">
      <style:table-column-properties style:column-width="3.029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7.066cm" table:align="left"/>
    </style:style>
    <style:style style:name="Table63.A" style:family="table-column">
      <style:table-column-properties style:column-width="7.066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1.612cm" table:align="left"/>
    </style:style>
    <style:style style:name="Table64.A" style:family="table-column">
      <style:table-column-properties style:column-width="1.612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4.142cm" table:align="left"/>
    </style:style>
    <style:style style:name="Table65.A" style:family="table-column">
      <style:table-column-properties style:column-width="4.142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4.307cm" table:align="left"/>
    </style:style>
    <style:style style:name="Table66.A" style:family="table-column">
      <style:table-column-properties style:column-width="4.307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3.348cm" table:align="left"/>
    </style:style>
    <style:style style:name="Table67.A" style:family="table-column">
      <style:table-column-properties style:column-width="3.348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1.991cm" table:align="left"/>
    </style:style>
    <style:style style:name="Table68.A" style:family="table-column">
      <style:table-column-properties style:column-width="1.991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0.266cm" table:align="left"/>
    </style:style>
    <style:style style:name="Table69.A" style:family="table-column">
      <style:table-column-properties style:column-width="0.266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3.773cm" table:align="left"/>
    </style:style>
    <style:style style:name="Table70.A" style:family="table-column">
      <style:table-column-properties style:column-width="3.773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12.416cm" table:align="left"/>
    </style:style>
    <style:style style:name="Table71.A" style:family="table-column">
      <style:table-column-properties style:column-width="12.416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6.89cm" table:align="left"/>
    </style:style>
    <style:style style:name="Table72.A" style:family="table-column">
      <style:table-column-properties style:column-width="6.89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0.266cm" table:align="left"/>
    </style:style>
    <style:style style:name="Table73.A" style:family="table-column">
      <style:table-column-properties style:column-width="0.266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3.836cm" table:align="left"/>
    </style:style>
    <style:style style:name="Table74.A" style:family="table-column">
      <style:table-column-properties style:column-width="3.836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10.028cm" table:align="left"/>
    </style:style>
    <style:style style:name="Table75.A" style:family="table-column">
      <style:table-column-properties style:column-width="10.028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1.773cm" table:align="left"/>
    </style:style>
    <style:style style:name="Table76.A" style:family="table-column">
      <style:table-column-properties style:column-width="1.773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4.142cm" table:align="left"/>
    </style:style>
    <style:style style:name="Table77.A" style:family="table-column">
      <style:table-column-properties style:column-width="4.142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4.142cm" table:align="left"/>
    </style:style>
    <style:style style:name="Table78.A" style:family="table-column">
      <style:table-column-properties style:column-width="4.142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7.839cm" table:align="left"/>
    </style:style>
    <style:style style:name="Table79.A" style:family="table-column">
      <style:table-column-properties style:column-width="7.839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2.013cm" table:align="left"/>
    </style:style>
    <style:style style:name="Table80.A" style:family="table-column">
      <style:table-column-properties style:column-width="2.013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2.23cm" table:align="left"/>
    </style:style>
    <style:style style:name="Table81.A" style:family="table-column">
      <style:table-column-properties style:column-width="2.23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0.266cm" table:align="left"/>
    </style:style>
    <style:style style:name="Table82.A" style:family="table-column">
      <style:table-column-properties style:column-width="0.266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0.266cm" table:align="left"/>
    </style:style>
    <style:style style:name="Table83.A" style:family="table-column">
      <style:table-column-properties style:column-width="0.266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3.217cm" table:align="left"/>
    </style:style>
    <style:style style:name="Table84.A" style:family="table-column">
      <style:table-column-properties style:column-width="3.217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7.267cm" table:align="left"/>
    </style:style>
    <style:style style:name="Table85.A" style:family="table-column">
      <style:table-column-properties style:column-width="7.267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6.63cm" table:align="left"/>
    </style:style>
    <style:style style:name="Table86.A" style:family="table-column">
      <style:table-column-properties style:column-width="6.63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3.538cm" table:align="left"/>
    </style:style>
    <style:style style:name="Table87.A" style:family="table-column">
      <style:table-column-properties style:column-width="3.538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6.733cm" table:align="left"/>
    </style:style>
    <style:style style:name="Table88.A" style:family="table-column">
      <style:table-column-properties style:column-width="6.733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3.537cm" table:align="left"/>
    </style:style>
    <style:style style:name="Table89.A" style:family="table-column">
      <style:table-column-properties style:column-width="3.537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0.266cm" table:align="left"/>
    </style:style>
    <style:style style:name="Table90.A" style:family="table-column">
      <style:table-column-properties style:column-width="0.266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4.03cm" table:align="left"/>
    </style:style>
    <style:style style:name="Table91.A" style:family="table-column">
      <style:table-column-properties style:column-width="4.03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4.942cm" table:align="left"/>
    </style:style>
    <style:style style:name="Table92.A" style:family="table-column">
      <style:table-column-properties style:column-width="4.942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6.99cm" table:align="left"/>
    </style:style>
    <style:style style:name="Table93.A" style:family="table-column">
      <style:table-column-properties style:column-width="6.99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4.161cm" table:align="left"/>
    </style:style>
    <style:style style:name="Table94.A" style:family="table-column">
      <style:table-column-properties style:column-width="4.161cm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2.371cm" table:align="left"/>
    </style:style>
    <style:style style:name="Table95.A" style:family="table-column">
      <style:table-column-properties style:column-width="2.371cm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2.224cm" table:align="left"/>
    </style:style>
    <style:style style:name="Table96.A" style:family="table-column">
      <style:table-column-properties style:column-width="2.224cm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3.304cm" table:align="left"/>
    </style:style>
    <style:style style:name="Table97.A" style:family="table-column">
      <style:table-column-properties style:column-width="3.304cm"/>
    </style:style>
    <style:style style:name="Table97.A1" style:family="table-cell">
      <style:table-cell-properties style:vertical-align="middle" fo:padding="0.049cm" fo:border="none"/>
    </style:style>
    <style:style style:name="Table98" style:family="table">
      <style:table-properties style:width="1.695cm" table:align="left"/>
    </style:style>
    <style:style style:name="Table98.A" style:family="table-column">
      <style:table-column-properties style:column-width="1.695cm"/>
    </style:style>
    <style:style style:name="Table98.A1" style:family="table-cell">
      <style:table-cell-properties style:vertical-align="middle" fo:padding="0.049cm" fo:border="none"/>
    </style:style>
    <style:style style:name="Table99" style:family="table">
      <style:table-properties style:width="1.991cm" table:align="left"/>
    </style:style>
    <style:style style:name="Table99.A" style:family="table-column">
      <style:table-column-properties style:column-width="1.991cm"/>
    </style:style>
    <style:style style:name="Table99.A1" style:family="table-cell">
      <style:table-cell-properties style:vertical-align="middle" fo:padding="0.049cm" fo:border="none"/>
    </style:style>
    <style:style style:name="Table100" style:family="table">
      <style:table-properties style:width="1.991cm" table:align="left"/>
    </style:style>
    <style:style style:name="Table100.A" style:family="table-column">
      <style:table-column-properties style:column-width="1.991cm"/>
    </style:style>
    <style:style style:name="Table100.A1" style:family="table-cell">
      <style:table-cell-properties style:vertical-align="middle" fo:padding="0.049cm" fo:border="none"/>
    </style:style>
    <style:style style:name="Table101" style:family="table">
      <style:table-properties style:width="2.794cm" table:align="left"/>
    </style:style>
    <style:style style:name="Table101.A" style:family="table-column">
      <style:table-column-properties style:column-width="2.794cm"/>
    </style:style>
    <style:style style:name="Table101.A1" style:family="table-cell">
      <style:table-cell-properties style:vertical-align="middle" fo:padding="0.049cm" fo:border="none"/>
    </style:style>
    <style:style style:name="Table102" style:family="table">
      <style:table-properties style:width="2.997cm" table:align="left"/>
    </style:style>
    <style:style style:name="Table102.A" style:family="table-column">
      <style:table-column-properties style:column-width="2.997cm"/>
    </style:style>
    <style:style style:name="Table102.A1" style:family="table-cell">
      <style:table-cell-properties style:vertical-align="middle" fo:padding="0.049cm" fo:border="none"/>
    </style:style>
    <style:style style:name="Table103" style:family="table">
      <style:table-properties style:width="1.792cm" table:align="left"/>
    </style:style>
    <style:style style:name="Table103.A" style:family="table-column">
      <style:table-column-properties style:column-width="1.792cm"/>
    </style:style>
    <style:style style:name="Table103.A1" style:family="table-cell">
      <style:table-cell-properties style:vertical-align="middle" fo:padding="0.049cm" fo:border="none"/>
    </style:style>
    <style:style style:name="Table104" style:family="table">
      <style:table-properties style:width="2.891cm" table:align="left"/>
    </style:style>
    <style:style style:name="Table104.A" style:family="table-column">
      <style:table-column-properties style:column-width="2.891cm"/>
    </style:style>
    <style:style style:name="Table104.A1" style:family="table-cell">
      <style:table-cell-properties style:vertical-align="middle" fo:padding="0.049cm" fo:border="none"/>
    </style:style>
    <style:style style:name="Table105" style:family="table">
      <style:table-properties style:width="1.695cm" table:align="left"/>
    </style:style>
    <style:style style:name="Table105.A" style:family="table-column">
      <style:table-column-properties style:column-width="1.695cm"/>
    </style:style>
    <style:style style:name="Table105.A1" style:family="table-cell">
      <style:table-cell-properties style:vertical-align="middle" fo:padding="0.049cm" fo:border="none"/>
    </style:style>
    <style:style style:name="Table106" style:family="table">
      <style:table-properties style:width="15.478cm" table:align="left"/>
    </style:style>
    <style:style style:name="Table106.A" style:family="table-column">
      <style:table-column-properties style:column-width="15.478cm"/>
    </style:style>
    <style:style style:name="Table106.A1" style:family="table-cell">
      <style:table-cell-properties style:vertical-align="middle" fo:padding="0.049cm" fo:border="none"/>
    </style:style>
    <style:style style:name="Table107" style:family="table">
      <style:table-properties style:width="5.241cm" table:align="left"/>
    </style:style>
    <style:style style:name="Table107.A" style:family="table-column">
      <style:table-column-properties style:column-width="5.241cm"/>
    </style:style>
    <style:style style:name="Table107.A1" style:family="table-cell">
      <style:table-cell-properties style:vertical-align="middle" fo:padding="0.049cm" fo:border="none"/>
    </style:style>
    <style:style style:name="Table108" style:family="table">
      <style:table-properties style:width="1.201cm" table:align="left"/>
    </style:style>
    <style:style style:name="Table108.A" style:family="table-column">
      <style:table-column-properties style:column-width="1.201cm"/>
    </style:style>
    <style:style style:name="Table108.A1" style:family="table-cell">
      <style:table-cell-properties style:vertical-align="middle" fo:padding="0.049cm" fo:border="none"/>
    </style:style>
    <style:style style:name="Table109" style:family="table">
      <style:table-properties style:width="5.068cm" table:align="left"/>
    </style:style>
    <style:style style:name="Table109.A" style:family="table-column">
      <style:table-column-properties style:column-width="5.068cm"/>
    </style:style>
    <style:style style:name="Table109.A1" style:family="table-cell">
      <style:table-cell-properties style:vertical-align="middle" fo:padding="0.049cm" fo:border="none"/>
    </style:style>
    <style:style style:name="Table110" style:family="table">
      <style:table-properties style:width="3.724cm" table:align="left"/>
    </style:style>
    <style:style style:name="Table110.A" style:family="table-column">
      <style:table-column-properties style:column-width="3.724cm"/>
    </style:style>
    <style:style style:name="Table110.A1" style:family="table-cell">
      <style:table-cell-properties style:vertical-align="middle" fo:padding="0.049cm" fo:border="none"/>
    </style:style>
    <style:style style:name="Table111" style:family="table">
      <style:table-properties style:width="3.552cm" table:align="left"/>
    </style:style>
    <style:style style:name="Table111.A" style:family="table-column">
      <style:table-column-properties style:column-width="3.552cm"/>
    </style:style>
    <style:style style:name="Table111.A1" style:family="table-cell">
      <style:table-cell-properties style:vertical-align="middle" fo:padding="0.049cm" fo:border="none"/>
    </style:style>
    <style:style style:name="Table112" style:family="table">
      <style:table-properties style:width="4.23cm" table:align="left"/>
    </style:style>
    <style:style style:name="Table112.A" style:family="table-column">
      <style:table-column-properties style:column-width="4.23cm"/>
    </style:style>
    <style:style style:name="Table112.A1" style:family="table-cell">
      <style:table-cell-properties style:vertical-align="middle" fo:padding="0.049cm" fo:border="none"/>
    </style:style>
    <style:style style:name="Table113" style:family="table">
      <style:table-properties style:width="2.937cm" table:align="left"/>
    </style:style>
    <style:style style:name="Table113.A" style:family="table-column">
      <style:table-column-properties style:column-width="2.937cm"/>
    </style:style>
    <style:style style:name="Table113.A1" style:family="table-cell">
      <style:table-cell-properties style:vertical-align="middle" fo:padding="0.049cm" fo:border="none"/>
    </style:style>
    <style:style style:name="Table114" style:family="table">
      <style:table-properties style:width="0.266cm" table:align="left"/>
    </style:style>
    <style:style style:name="Table114.A" style:family="table-column">
      <style:table-column-properties style:column-width="0.266cm"/>
    </style:style>
    <style:style style:name="Table114.A1" style:family="table-cell">
      <style:table-cell-properties style:vertical-align="middle" fo:padding="0.049cm" fo:border="none"/>
    </style:style>
    <style:style style:name="Table115" style:family="table">
      <style:table-properties style:width="7.209cm" table:align="left"/>
    </style:style>
    <style:style style:name="Table115.A" style:family="table-column">
      <style:table-column-properties style:column-width="7.209cm"/>
    </style:style>
    <style:style style:name="Table115.A1" style:family="table-cell">
      <style:table-cell-properties style:vertical-align="middle" fo:padding="0.049cm" fo:border="none"/>
    </style:style>
    <style:style style:name="Table116" style:family="table">
      <style:table-properties style:width="9.038cm" table:align="left"/>
    </style:style>
    <style:style style:name="Table116.A" style:family="table-column">
      <style:table-column-properties style:column-width="9.038cm"/>
    </style:style>
    <style:style style:name="Table116.A1" style:family="table-cell">
      <style:table-cell-properties style:vertical-align="middle" fo:padding="0.049cm" fo:border="none"/>
    </style:style>
    <style:style style:name="Table117" style:family="table">
      <style:table-properties style:width="0.266cm" table:align="left"/>
    </style:style>
    <style:style style:name="Table117.A" style:family="table-column">
      <style:table-column-properties style:column-width="0.266cm"/>
    </style:style>
    <style:style style:name="Table117.A1" style:family="table-cell">
      <style:table-cell-properties style:vertical-align="middle" fo:padding="0.049cm" fo:border="none"/>
    </style:style>
    <style:style style:name="Table118" style:family="table">
      <style:table-properties style:width="0.266cm" table:align="left"/>
    </style:style>
    <style:style style:name="Table118.A" style:family="table-column">
      <style:table-column-properties style:column-width="0.266cm"/>
    </style:style>
    <style:style style:name="Table118.A1" style:family="table-cell">
      <style:table-cell-properties style:vertical-align="middle" fo:padding="0.049cm" fo:border="none"/>
    </style:style>
    <style:style style:name="Table119" style:family="table">
      <style:table-properties style:width="2.963cm" table:align="left"/>
    </style:style>
    <style:style style:name="Table119.A" style:family="table-column">
      <style:table-column-properties style:column-width="2.963cm"/>
    </style:style>
    <style:style style:name="Table119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2005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a xlink:type="simple" xlink:href="https://blog.goodaudience.com/solving-8-puzzle-using-a-algorithm-7b509c331288" text:style-name="Internet_20_link" text:visited-style-name="Visited_20_Internet_20_Link">https://blog.goodaudience.com/solving-8-puzzle-using-a-algorithm-7b509c331288</text:a></text:p>
      <text:h text:style-name="Heading_20_1" text:outline-level="1"><text:span text:style-name="T1">8 PUZZLE PRBLM </text:span><text:a xlink:type="simple" xlink:href="https://youtu.be/OkUROBjaxQo" text:style-name="Internet_20_link" text:visited-style-name="Visited_20_Internet_20_Link">https://youtu.be/OkUROBjaxQo</text:a></text:h>
      <text:p text:style-name="P1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file-npuzzle-py-LC1"/>class Node: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file-npuzzle-py-LC2"/>def __init__(self,data,level,fval):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file-npuzzle-py-LC3"/>""" Initialize the node with the data, level of the node and the calculated fvalue """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file-npuzzle-py-LC4"/>self.data = data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file-npuzzle-py-LC5"/>self.level = level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file-npuzzle-py-LC6"/>self.fval = fval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2"><text:bookmark text:name="file-npuzzle-py-LC7"/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file-npuzzle-py-LC8"/>def generate_child(self):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file-npuzzle-py-LC9"/>""" Generate child nodes from the given node by moving the blank space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file-npuzzle-py-LC10"/>either in the four directions {up,down,left,right} """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file-npuzzle-py-LC11"/>x,y = self.find(self.data,'_')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file-npuzzle-py-LC12"/>""" val_list contains position values for moving the blank space in either of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file-npuzzle-py-LC13"/>the 4 directions [up,down,left,right] respectively. """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file-npuzzle-py-LC14"/>val_list = [[x,y-1],[x,y+1],[x-1,y],[x+1,y]]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file-npuzzle-py-LC15"/>children = []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file-npuzzle-py-LC16"/>for i in val_list: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file-npuzzle-py-LC17"/>child = self.shuffle(self.data,x,y,i[0],i[1])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file-npuzzle-py-LC18"/>if child is not None: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file-npuzzle-py-LC19"/>child_node = Node(child,self.level+1,0)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file-npuzzle-py-LC20"/>children.append(child_node)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file-npuzzle-py-LC21"/>return children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"><text:bookmark text:name="file-npuzzle-py-LC22"/>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file-npuzzle-py-LC23"/>def shuffle(self,puz,x1,y1,x2,y2):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file-npuzzle-py-LC24"/>""" Move the blank space in the given direction and if the position value are out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file-npuzzle-py-LC25"/>of limits the return None """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file-npuzzle-py-LC26"/>if x2 &gt;= 0 and x2 &lt; len(self.data) and y2 &gt;= 0 and y2 &lt; len(self.data):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file-npuzzle-py-LC27"/>temp_puz = []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file-npuzzle-py-LC28"/>temp_puz = self.copy(puz)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file-npuzzle-py-LC29"/>temp = temp_puz[x2][y2]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file-npuzzle-py-LC30"/>temp_puz[x2][y2] = temp_puz[x1][y1]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file-npuzzle-py-LC31"/>temp_puz[x1][y1] = temp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file-npuzzle-py-LC32"/>return temp_puz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file-npuzzle-py-LC33"/>else: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file-npuzzle-py-LC34"/>return None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"><text:bookmark text:name="file-npuzzle-py-LC35"/>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P2"><text:bookmark text:name="file-npuzzle-py-LC36"/>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file-npuzzle-py-LC37"/>def copy(self,root):</text:p>
          </table:table-cell>
        </table:table-row>
      </table:table>
      <table:table table:name="Table38" table:style-name="Table38">
        <table:table-column table:style-name="Table38.A"/>
        <text:soft-page-break/>
        <table:table-row>
          <table:table-cell table:style-name="Table38.A1" office:value-type="string">
            <text:p text:style-name="Table_20_Contents"><text:bookmark text:name="file-npuzzle-py-LC38"/>""" Copy function to create a similar matrix of the given node"""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file-npuzzle-py-LC39"/>temp = []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file-npuzzle-py-LC40"/>for i in root: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file-npuzzle-py-LC41"/>t = []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file-npuzzle-py-LC42"/>for j in i: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file-npuzzle-py-LC43"/>t.append(j)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file-npuzzle-py-LC44"/>temp.append(t)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file-npuzzle-py-LC45"/>return temp 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P2"><text:bookmark text:name="file-npuzzle-py-LC46"/>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file-npuzzle-py-LC47"/>def find(self,puz,x):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file-npuzzle-py-LC48"/>""" Specifically used to find the position of the blank space """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<text:bookmark text:name="file-npuzzle-py-LC49"/>for i in range(0,len(self.data)):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file-npuzzle-py-LC50"/>for j in range(0,len(self.data)):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file-npuzzle-py-LC51"/>if puz[i][j] == x: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file-npuzzle-py-LC52"/>return i,j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P2"><text:bookmark text:name="file-npuzzle-py-LC53"/>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P2"><text:bookmark text:name="file-npuzzle-py-LC54"/>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file-npuzzle-py-LC55"/>class Puzzle: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file-npuzzle-py-LC56"/>def __init__(self,size):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<text:bookmark text:name="file-npuzzle-py-LC57"/>""" Initialize the puzzle size by the specified size,open and closed lists to empty """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file-npuzzle-py-LC58"/>self.n = size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<text:bookmark text:name="file-npuzzle-py-LC59"/>self.open = []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file-npuzzle-py-LC60"/>self.closed = []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P2"><text:bookmark text:name="file-npuzzle-py-LC61"/>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<text:bookmark text:name="file-npuzzle-py-LC62"/>def accept(self):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<text:bookmark text:name="file-npuzzle-py-LC63"/>""" Accepts the puzzle from the user """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Table_20_Contents"><text:bookmark text:name="file-npuzzle-py-LC64"/>puz = []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<text:bookmark text:name="file-npuzzle-py-LC65"/>for i in range(0,self.n):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Table_20_Contents"><text:bookmark text:name="file-npuzzle-py-LC66"/>temp = input().split(" ")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Table_20_Contents"><text:bookmark text:name="file-npuzzle-py-LC67"/>puz.append(temp)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Table_20_Contents"><text:bookmark text:name="file-npuzzle-py-LC68"/>return puz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P2"><text:bookmark text:name="file-npuzzle-py-LC69"/>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bookmark text:name="file-npuzzle-py-LC70"/>def f(self,start,goal):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<text:bookmark text:name="file-npuzzle-py-LC71"/>""" Heuristic Function to calculate hueristic value f(x) = h(x) + g(x) """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Table_20_Contents"><text:bookmark text:name="file-npuzzle-py-LC72"/>return self.h(start.data,goal)+start.level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P2"><text:bookmark text:name="file-npuzzle-py-LC73"/>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<text:bookmark text:name="file-npuzzle-py-LC74"/>def h(self,start,goal):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<text:bookmark text:name="file-npuzzle-py-LC75"/>""" Calculates the different between the given puzzles """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<text:bookmark text:name="file-npuzzle-py-LC76"/>temp = 0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bookmark text:name="file-npuzzle-py-LC77"/>for i in range(0,self.n):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Table_20_Contents"><text:bookmark text:name="file-npuzzle-py-LC78"/>for j in range(0,self.n):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<text:bookmark text:name="file-npuzzle-py-LC79"/>if start[i][j] != goal[i][j] and start[i][j] != '_':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Table_20_Contents"><text:bookmark text:name="file-npuzzle-py-LC80"/>temp += 1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<text:bookmark text:name="file-npuzzle-py-LC81"/>return temp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P2"><text:bookmark text:name="file-npuzzle-py-LC82"/>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P2"><text:bookmark text:name="file-npuzzle-py-LC83"/>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<text:bookmark text:name="file-npuzzle-py-LC84"/>def process(self):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Table_20_Contents"><text:bookmark text:name="file-npuzzle-py-LC85"/>""" Accept Start and Goal Puzzle state"""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Table_20_Contents"><text:bookmark text:name="file-npuzzle-py-LC86"/>print("Enter the start state matrix \n")</text:p>
          </table:table-cell>
        </table:table-row>
      </table:table>
      <table:table table:name="Table87" table:style-name="Table87">
        <table:table-column table:style-name="Table87.A"/>
        <text:soft-page-break/>
        <table:table-row>
          <table:table-cell table:style-name="Table87.A1" office:value-type="string">
            <text:p text:style-name="Table_20_Contents"><text:bookmark text:name="file-npuzzle-py-LC87"/>start = self.accept()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Table_20_Contents"><text:bookmark text:name="file-npuzzle-py-LC88"/>print("Enter the goal state matrix \n") 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bookmark text:name="file-npuzzle-py-LC89"/>goal = self.accept()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P2"><text:bookmark text:name="file-npuzzle-py-LC90"/>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<text:bookmark text:name="file-npuzzle-py-LC91"/>start = Node(start,0,0)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Table_20_Contents"><text:bookmark text:name="file-npuzzle-py-LC92"/>start.fval = self.f(start,goal)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<text:bookmark text:name="file-npuzzle-py-LC93"/>""" Put the start node in the open list"""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Table_20_Contents"><text:bookmark text:name="file-npuzzle-py-LC94"/>self.open.append(start)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Table_20_Contents"><text:bookmark text:name="file-npuzzle-py-LC95"/>print("\n\n")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Table_20_Contents"><text:bookmark text:name="file-npuzzle-py-LC96"/>while True: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Table_20_Contents"><text:bookmark text:name="file-npuzzle-py-LC97"/>cur = self.open[0]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Table_20_Contents"><text:bookmark text:name="file-npuzzle-py-LC98"/>print("")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Table_20_Contents"><text:bookmark text:name="file-npuzzle-py-LC99"/>print(" | ")</text:p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Table_20_Contents"><text:bookmark text:name="file-npuzzle-py-LC100"/>print(" | ")</text:p>
          </table:table-cell>
        </table:table-row>
      </table:table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Table_20_Contents"><text:bookmark text:name="file-npuzzle-py-LC101"/>print(" \\\'/ \n")</text:p>
          </table:table-cell>
        </table:table-row>
      </table:table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Table_20_Contents"><text:bookmark text:name="file-npuzzle-py-LC102"/>for i in cur.data:</text:p>
          </table:table-cell>
        </table:table-row>
      </table:table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Table_20_Contents"><text:bookmark text:name="file-npuzzle-py-LC103"/>for j in i:</text:p>
          </table:table-cell>
        </table:table-row>
      </table:table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Table_20_Contents"><text:bookmark text:name="file-npuzzle-py-LC104"/>print(j,end=" ")</text:p>
          </table:table-cell>
        </table:table-row>
      </table:table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Table_20_Contents"><text:bookmark text:name="file-npuzzle-py-LC105"/>print("")</text:p>
          </table:table-cell>
        </table:table-row>
      </table:table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Table_20_Contents"><text:bookmark text:name="file-npuzzle-py-LC106"/>""" If the difference between current and goal node is 0 we have reached the goal node"""</text:p>
          </table:table-cell>
        </table:table-row>
      </table:table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Table_20_Contents"><text:bookmark text:name="file-npuzzle-py-LC107"/>if(self.h(cur.data,goal) == 0):</text:p>
          </table:table-cell>
        </table:table-row>
      </table:table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Table_20_Contents"><text:bookmark text:name="file-npuzzle-py-LC108"/>break</text:p>
          </table:table-cell>
        </table:table-row>
      </table:table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Table_20_Contents"><text:bookmark text:name="file-npuzzle-py-LC109"/>for i in cur.generate_child():</text:p>
          </table:table-cell>
        </table:table-row>
      </table:table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Table_20_Contents"><text:bookmark text:name="file-npuzzle-py-LC110"/>i.fval = self.f(i,goal)</text:p>
          </table:table-cell>
        </table:table-row>
      </table:table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Table_20_Contents"><text:bookmark text:name="file-npuzzle-py-LC111"/>self.open.append(i)</text:p>
          </table:table-cell>
        </table:table-row>
      </table:table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Table_20_Contents"><text:bookmark text:name="file-npuzzle-py-LC112"/>self.closed.append(cur)</text:p>
          </table:table-cell>
        </table:table-row>
      </table:table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Table_20_Contents"><text:bookmark text:name="file-npuzzle-py-LC113"/>del self.open[0]</text:p>
          </table:table-cell>
        </table:table-row>
      </table:table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P2"><text:bookmark text:name="file-npuzzle-py-LC114"/></text:p>
          </table:table-cell>
        </table:table-row>
      </table:table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Table_20_Contents"><text:bookmark text:name="file-npuzzle-py-LC115"/>""" sort the opne list based on f value """</text:p>
          </table:table-cell>
        </table:table-row>
      </table:table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Table_20_Contents"><text:bookmark text:name="file-npuzzle-py-LC116"/>self.open.sort(key = lambda x:x.fval,reverse=False)</text:p>
          </table:table-cell>
        </table:table-row>
      </table:table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2"><text:bookmark text:name="file-npuzzle-py-LC117"/></text:p>
          </table:table-cell>
        </table:table-row>
      </table:table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2"><text:bookmark text:name="file-npuzzle-py-LC118"/></text:p>
          </table:table-cell>
        </table:table-row>
      </table:table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Table_20_Contents"><text:bookmark text:name="file-npuzzle-py-LC119"/>puz = Puzzle(3)</text:p>
          </table:table-cell>
        </table:table-row>
      </table:table>
      <text:p text:style-name="Text_20_body">puz.process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09:58:27.685955448</meta:creation-date>
    <dc:date>2022-12-24T10:03:58.913927414</dc:date>
    <meta:editing-duration>PT5M30S</meta:editing-duration>
    <meta:editing-cycles>3</meta:editing-cycles>
    <meta:generator>LibreOffice/7.3.7.2$Linux_X86_64 LibreOffice_project/30$Build-2</meta:generator>
    <meta:document-statistic meta:table-count="119" meta:image-count="0" meta:object-count="0" meta:page-count="3" meta:paragraph-count="106" meta:word-count="446" meta:character-count="3004" meta:non-whitespace-character-count="2662"/>
  </office:meta>
</office:document-meta>
</file>